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re formulas</text:h>
      <text:p text:style-name="Standard"/>
      <text:p text:style-name="Standard">_formel4</text:p>
      <text:p text:style-name="Standard"><draw:frame draw:style-name="fr1" draw:name="Objekt4" text:anchor-type="as-char" svg:width="4.016cm" svg:height="1.69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_formel5</text:p>
      <text:p text:style-name="Standard"><draw:frame draw:style-name="fr1" draw:name="Objekt5" text:anchor-type="as-char" svg:width="1.14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7T08:23:45.15</meta:creation-date>
    <dc:date>2009-07-12T08:18:24.85</dc:date>
    <dc:creator>Børre Stenseth</dc:creator>
    <meta:editing-duration>PT01H35M08S</meta:editing-duration>
    <meta:editing-cycles>3</meta:editing-cycles>
    <meta:generator>OpenOffice.org/3.0$Win32 OpenOffice.org_project/300m9$Build-9358</meta:generator>
    <meta:document-statistic meta:table-count="0" meta:image-count="0" meta:object-count="2" meta:page-count="1" meta:paragraph-count="5" meta:word-count="4" meta:character-count="31"/>
    <meta:user-defined meta:name="Informasjon 1"/>
    <meta:user-defined meta:name="Informasjon 2"/>
    <meta:user-defined meta:name="Informasjon 3"/>
    <meta:user-defined meta:name="Informasjo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i</math:mi>
          <math:mo math:stretchy="false">=</math:mo>
          <math:mn>0</math:mn>
        </math:mrow>
        <math:mn>99</math:mn>
      </math:munderover>
      <math:mroot>
        <math:mi>i</math:mi>
        <math:mn>3</math:mn>
      </math:mroot>
    </math:mrow>
    <math:annotation math:encoding="StarMath 5.0">sum from{i=0} to{99} nroot{3}{i}  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table>
        <math:mtr>
          <math:mtd>
            <math:mrow>
              <math:mrow>
                <math:mo math:stretchy="false">−</math:mo>
                <math:mi>cos</math:mi>
              </math:mrow>
              <math:mrow>
                <math:mo math:stretchy="false">(</math:mo>
                <math:mi>v</math:mi>
                <math:mo math:stretchy="false">)</math:mo>
              </math:mrow>
            </math:mrow>
          </math:mtd>
          <math:mtd>
            <math:mrow>
              <math:mi>sin</math:mi>
              <math:mrow>
                <math:mo math:stretchy="false">(</math:mo>
                <math:mi>v</math:mi>
                <math:mo math:stretchy="false">)</math:mo>
              </math:mrow>
            </math:mrow>
          </math:mtd>
          <math:mtd>
            <math:mn>0</math:mn>
          </math:mtd>
        </math:mtr>
        <math:mtr>
          <math:mtd>
            <math:mrow>
              <math:mi>sin</math:mi>
              <math:mrow>
                <math:mo math:stretchy="false">(</math:mo>
                <math:mi>v</math:mi>
                <math:mo math:stretchy="false">)</math:mo>
              </math:mrow>
            </math:mrow>
          </math:mtd>
          <math:mtd>
            <math:mrow>
              <math:mi>cos</math:mi>
              <math:mrow>
                <math:mo math:stretchy="false">(</math:mo>
                <math:mi>v</math:mi>
                <math:mo math:stretchy="false">)</math:mo>
              </math:mrow>
            </math:mrow>
          </math:mtd>
          <math:mtd>
            <math:mn>0</math:mn>
          </math:mtd>
        </math:mtr>
        <math:mtr>
          <math:mtd>
            <math:mn>0</math:mn>
          </math:mtd>
          <math:mtd>
            <math:mn>0</math:mn>
          </math:mtd>
          <math:mtd>
            <math:mn>1</math:mn>
          </math:mtd>
        </math:mtr>
      </math:mtable>
    </math:mfenced>
    <math:annotation math:encoding="StarMath 5.0">left lline matrix{-cos(v) # sin(v)#0  ## sin(v) # cos(v)#0##0#0#1} right rline</math:annotation>
  </math:semantics>
</math:math>
</file>